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81">
      <style:table-cell-properties fo:border="0.74pt solid #000000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21"/>
        <table:table-column table:style-name="co1" table:default-cell-style-name="ce20"/>
        <table:table-column table:style-name="co3" table:default-cell-style-name="ce20"/>
        <table:table-column table:style-name="co1" table:number-columns-repeated="2" table:default-cell-style-name="ce20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)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шифру афiнної пiдстановки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рiвномiрно розподiленої послiдовнiстi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спiввiдношення Фiбоначчi</text:p>
          </table:table-cell>
          <table:covered-table-cell table:number-columns-repeated="5" table:style-name="ce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</table:table-row>
        <table:table-row table:style-name="ro1">
          <table:table-cell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45555" calcext:value-type="float">
            <text:p>0.455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101" calcext:value-type="float">
            <text:p>0.0101</text:p>
          </table:table-cell>
          <table:table-cell table:number-columns-repeated="2"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179" calcext:value-type="float">
            <text:p>0.2179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0.0002" calcext:value-type="float">
            <text:p>0.0002</text:p>
          </table:table-cell>
          <table:table-cell table:number-columns-repeated="2"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1665" calcext:value-type="float">
            <text:p>0.0166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4605" calcext:value-type="float">
            <text:p>0.246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16" calcext:value-type="float">
            <text:p>0.0016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901" calcext:value-type="float">
            <text:p>0.2901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46" calcext:value-type="float">
            <text:p>0.004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1645" calcext:value-type="float">
            <text:p>0.11645</text:p>
          </table:table-cell>
          <table:table-cell office:value-type="float" office:value="0.38355" calcext:value-type="float">
            <text:p>0.3835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1645" calcext:value-type="float">
            <text:p>0.11645</text:p>
          </table:table-cell>
          <table:table-cell table:style-name="ce20" office:value-type="float" office:value="0.1851" calcext:value-type="float">
            <text:p>0.1851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1645" calcext:value-type="float">
            <text:p>0.116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1645" calcext:value-type="float">
            <text:p>0.11645</text:p>
          </table:table-cell>
          <table:table-cell table:style-name="ce20" office:value-type="float" office:value="0.0018" calcext:value-type="float">
            <text:p>0.00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_0 (k = 2)</text:p>
          </table:table-cell>
          <table:table-cell office:value-type="float" office:value="0.49765" calcext:value-type="float">
            <text:p>0.49765</text:p>
          </table:table-cell>
          <table:table-cell table:style-name="ce22" office:value-type="float" office:value="0.00005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,</text:span>k=50, j=100)</text:p>
          </table:table-cell>
          <table:table-cell table:style-name="ce20" office:value-type="float" office:value="0.49765" calcext:value-type="float">
            <text:p>0.49765</text:p>
          </table:table-cell>
          <table:table-cell table:style-name="ce23" office:value-type="float" office:value="0.2563" calcext:value-type="float">
            <text:p>0.256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,</text:span>k=50, j=100)</text:p>
          </table:table-cell>
          <table:table-cell table:style-name="ce20" office:value-type="float" office:value="0.49765" calcext:value-type="float">
            <text:p>0.49765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,</text:span>k=50, j=100)</text:p>
          </table:table-cell>
          <table:table-cell table:style-name="ce20" office:value-type="float" office:value="0.49765" calcext:value-type="float">
            <text:p>0.49765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5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шифру афiнної пiдстановки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рiвномiрно розподiленої послiдовнiстi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спiввiдношення Фiбоначчi</text:p>
          </table:table-cell>
          <table:covered-table-cell table:number-columns-repeated="5" table:style-name="ce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5995" calcext:value-type="float">
            <text:p>0.05995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.0442" calcext:value-type="float">
            <text:p>0.0442</text:p>
          </table:table-cell>
          <table:table-cell table:style-name="ce20" office:value-type="float" office:value="0.01475" calcext:value-type="float">
            <text:p>0.0147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.0442" calcext:value-type="float">
            <text:p>0.0442</text:p>
          </table:table-cell>
          <table:table-cell table:style-name="ce20" office:value-type="float" office:value="0.29625" calcext:value-type="float">
            <text:p>0.296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.0442" calcext:value-type="float">
            <text:p>0.0442</text:p>
          </table:table-cell>
          <table:table-cell table:style-name="ce20" office:value-type="float" office:value="0.233" calcext:value-type="float">
            <text:p>0.23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4425" calcext:value-type="float">
            <text:p>0.14425</text:p>
          </table:table-cell>
          <table:table-cell table:style-name="ce20" office:value-type="float" office:value="0.47965" calcext:value-type="float">
            <text:p>0.4796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959" calcext:value-type="float">
            <text:p>0.4959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871" calcext:value-type="float">
            <text:p>0.4871</text:p>
          </table:table-cell>
          <table:table-cell table:style-name="ce20" office:value-type="float" office:value="0.47965" calcext:value-type="float">
            <text:p>0.4796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1645" calcext:value-type="float">
            <text:p>0.11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_0 (k = 2)</text:p>
          </table:table-cell>
          <table:table-cell office:value-type="float" office:value="0.49765" calcext:value-type="float">
            <text:p>0.4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3725" calcext:value-type="float">
            <text:p>0.23725</text:p>
          </table:table-cell>
          <table:table-cell table:style-name="ce20" office:value-type="float" office:value="0.1332" calcext:value-type="float">
            <text:p>0.1332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3725" calcext:value-type="float">
            <text:p>0.23725</text:p>
          </table:table-cell>
          <table:table-cell table:style-name="ce20" office:value-type="float" office:value="0.0001" calcext:value-type="float">
            <text:p>0.0001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3725" calcext:value-type="float">
            <text:p>0.23725</text:p>
          </table:table-cell>
          <table:table-cell table:style-name="ce20" office:value-type="float" office:value="0.04765" calcext:value-type="float">
            <text:p>0.04765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0)</text:p>
          </table:table-cell>
          <table:covered-table-cell table:number-columns-repeated="5" table:style-name="ce4"/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,</text:span>k=50, j=100)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3" office:value-type="float" office:value="0.3576" calcext:value-type="float">
            <text:p>0.357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,</text:span>k=50, j=100)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3" office:value-type="float" office:value="0.0161" calcext:value-type="float">
            <text:p>0.016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,</text:span>k=50, j=100)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3" office:value-type="float" office:value="0.04565" calcext:value-type="float">
            <text:p>0.0456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265" calcext:value-type="float">
            <text:p>0.126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шифру афiнної пiдстановки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рiвномiрно розподiленої послiдовнiстi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спiввiдношення Фiбоначчi</text:p>
          </table:table-cell>
          <table:covered-table-cell table:number-columns-repeated="5" table:style-name="ce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1645" calcext:value-type="float">
            <text:p>0.11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table:style-name="ce21" office:value-type="string" calcext:value-type="string">
            <text:p>2_0 (h=7)</text:p>
          </table:table-cell>
          <table:table-cell table:style-name="ce20" office:value-type="float" office:value="0.49905" calcext:value-type="float">
            <text:p>0.499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table:style-name="ce21" office:value-type="string" calcext:value-type="string">
            <text:p>2_0 (h=7)</text:p>
          </table:table-cell>
          <table:table-cell table:style-name="ce20" office:value-type="float" office:value="0.49905" calcext:value-type="float">
            <text:p>0.499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table:style-name="ce21" office:value-type="string" calcext:value-type="string">
            <text:p>2_0 (h=7)</text:p>
          </table:table-cell>
          <table:table-cell table:style-name="ce20" office:value-type="float" office:value="0.49905" calcext:value-type="float">
            <text:p>0.499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,</text:span>k=50, j=100)</text:p>
          </table:table-cell>
          <table:table-cell office:value-type="float" office:value="0.49765" calcext:value-type="float">
            <text:p>0.4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1 (h=7, k=h-3</text:span>)</text:p>
          </table:table-cell>
          <table:table-cell table:style-name="ce20" office:value-type="float" office:value="0.39075" calcext:value-type="float">
            <text:p>0.39075</text:p>
          </table:table-cell>
          <table:table-cell table:style-name="ce20" office:value-type="float" office:value="0.0019" calcext:value-type="float">
            <text:p>0.0019</text:p>
          </table:table-cell>
          <table:table-cell table:style-name="ce20" office:value-type="float" office:value="0.4999" calcext:value-type="float">
            <text:p>0.499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1 (h=7, k=h-3</text:span>)</text:p>
          </table:table-cell>
          <table:table-cell table:style-name="ce20" office:value-type="float" office:value="0.39075" calcext:value-type="float">
            <text:p>0.39075</text:p>
          </table:table-cell>
          <table:table-cell table:style-name="ce20" office:value-type="float" office:value="0.0039" calcext:value-type="float">
            <text:p>0.0039</text:p>
          </table:table-cell>
          <table:table-cell table:style-name="ce20" office:value-type="float" office:value="0.4999" calcext:value-type="float">
            <text:p>0.499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1 (h=7, k=h-3</text:span>)</text:p>
          </table:table-cell>
          <table:table-cell table:style-name="ce20" office:value-type="float" office:value="0.39075" calcext:value-type="float">
            <text:p>0.39075</text:p>
          </table:table-cell>
          <table:table-cell table:style-name="ce20" office:value-type="float" office:value="0.00055" calcext:value-type="float">
            <text:p>0.00055</text:p>
          </table:table-cell>
          <table:table-cell table:style-name="ce20" office:value-type="float" office:value="0.4999" calcext:value-type="float">
            <text:p>0.499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2 (h=7</text:span>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2 (h=7</text:span>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2 (h=7</text:span>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3 (h=7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3 (h=7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3 (h=7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covered-table-cell table:style-name="ce4"/>
          <table:table-cell table:style-name="ce21" office:value-type="string" calcext:value-type="string">
            <text:p>5_0 (k = 2, j=7)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49985" calcext:value-type="float">
            <text:p>0.4998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5_0 (k = 2, j=7)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49975" calcext:value-type="float">
            <text:p>0.499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5_0 (k = 2, j=7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28265" calcext:value-type="float">
            <text:p>0.28265</text:p>
          </table:table-cell>
          <table:table-cell office:value-type="float" office:value="0" calcext:value-type="float">
            <text:p>0</text:p>
          </table:table-cell>
          <table:table-cell office:value-type="float" office:value="0.4714" calcext:value-type="float">
            <text:p>0.4714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0.26275" calcext:value-type="float">
            <text:p>0.2627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,</text:span>k=50, j=100)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965" calcext:value-type="float">
            <text:p>0.1896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5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" calcext:value-type="float">
            <text:p>0</text:p>
          </table:table-cell>
          <table:table-cell office:value-type="float" office:value="0.49185" calcext:value-type="float">
            <text:p>0.4918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0.01665" calcext:value-type="float">
            <text:p>0.0166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,</text:span>k=50, j=100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31" calcext:value-type="float">
            <text:p>0.033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0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4911" calcext:value-type="float">
            <text:p>0.4911</text:p>
          </table:table-cell>
          <table:table-cell office:value-type="float" office:value="0" calcext:value-type="float">
            <text:p>0</text:p>
          </table:table-cell>
          <table:table-cell office:value-type="float" office:value="0.4937" calcext:value-type="float">
            <text:p>0.4937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0.005" calcext:value-type="float">
            <text:p>0.00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,</text:span>k=50, j=100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office:value-type="string" calcext:value-type="string">
            <text:p><text:span text:style-name="T1">2_0 (h=7</text:span>)</text:p>
          </table:table-cell>
          <table:table-cell office:value-type="float" office:value="0.49905" calcext:value-type="float">
            <text:p>0.49905</text:p>
          </table:table-cell>
          <table:table-cell table:style-name="ce22" office:value-type="float" office:value="0.00005" calcext:value-type="float">
            <text:p>5.00E-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1 (h=7</text:span>)</text:p>
          </table:table-cell>
          <table:table-cell office:value-type="float" office:value="0.39075" calcext:value-type="float">
            <text:p>0.3907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2 (h=7</text:span>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3 (h=7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5_0 (k = 2)</text:p>
          </table:table-cell>
          <table:table-cell office:value-type="float" office:value="0" calcext:value-type="float">
            <text:p>0</text:p>
          </table:table-cell>
          <table:table-cell office:value-type="float" office:value="0.4996" calcext:value-type="float">
            <text:p>0.499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5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office:value-type="string" calcext:value-type="string">
            <text:p><text:span text:style-name="T1">2_0 (h=7</text:span>)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1 (h=7</text:span>)</text:p>
          </table:table-cell>
          <table:table-cell office:value-type="float" office:value="0.39075" calcext:value-type="float">
            <text:p>0.3907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2 (h=7</text:span>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3 (h=7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5_0 (k = 2)</text:p>
          </table:table-cell>
          <table:table-cell office:value-type="float" office:value="0" calcext:value-type="float">
            <text:p>0</text:p>
          </table:table-cell>
          <table:table-cell office:value-type="float" office:value="0.49945" calcext:value-type="float">
            <text:p>0.499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0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office:value-type="string" calcext:value-type="string">
            <text:p><text:span text:style-name="T1">2_0 (h=7</text:span>)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1 (h=7</text:span>)</text:p>
          </table:table-cell>
          <table:table-cell office:value-type="float" office:value="0.39075" calcext:value-type="float">
            <text:p>0.3907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2 (h=7</text:span>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3 (h=7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5_0 (k = 2, j=7)</text:p>
          </table:table-cell>
          <table:table-cell office:value-type="float" office:value="0" calcext:value-type="float">
            <text:p>0</text:p>
          </table:table-cell>
          <table:table-cell office:value-type="float" office:value="0.49955" calcext:value-type="float">
            <text:p>0.499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08:36.779014836</meta:creation-date>
    <dc:date>2022-12-01T23:39:09.812725161</dc:date>
    <meta:editing-duration>PT2H42M16S</meta:editing-duration>
    <meta:editing-cycles>10</meta:editing-cycles>
    <meta:generator>LibreOffice/7.3.6.2$Linux_X86_64 LibreOffice_project/30$Build-2</meta:generator>
    <meta:document-statistic meta:table-count="1" meta:cell-count="684" meta:object-count="0"/>
  </office:meta>
</office:document-meta>
</file>